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1bbee9" officeooo:paragraph-rsid="001bbee9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bbee9" officeooo:paragraph-rsid="001bbee9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ояснительная записка по чатботу Facepy.</text:p>
      <text:p text:style-name="P2">Здесь представлена инструкция по использованию данного приложения, а также информация о том, как мой бот был реализован.</text:p>
      <text:p text:style-name="P2"/>
      <text:p text:style-name="P1">Инструкция по использованию.</text:p>
      <text:p text:style-name="P2"><text:s/></text:p>
      <text:p text:style-name="P2">При запуске программы наш бот приветствует пользователя и предлагает воспользоваться функцией <text:span text:style-name="T1">help.</text:span></text:p>
      <text:p text:style-name="P2"/>
      <text:p text:style-name="P2">(картинка)</text:p>
      <text:p text:style-name="P2"/>
      <text:p text:style-name="P2">Функция <text:span text:style-name="T1">help</text:span> рассказывает пользователю какие функции <text:s/>у нее есть.</text:p>
      <text:p text:style-name="P2"/>
      <text:p text:style-name="P2">(картинка)</text:p>
      <text:p text:style-name="P2"/>
      <text:p text:style-name="P2">Одна из главных функций нашего бота – <text:span text:style-name="T1">quiz</text:span>. При нажатии на нее запускается викторина, состоящая из трех вопросов, вы должны угадать кто изображен на этих фотографиях.</text:p>
      <text:p text:style-name="P2"/>
      <text:p text:style-name="P2">(картинка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17T19:56:05.221743179</meta:creation-date>
    <dc:date>2023-04-17T20:02:47.405561181</dc:date>
    <meta:editing-duration>PT6M42S</meta:editing-duration>
    <meta:editing-cycles>1</meta:editing-cycles>
    <meta:document-statistic meta:table-count="0" meta:image-count="0" meta:object-count="0" meta:page-count="1" meta:paragraph-count="10" meta:word-count="74" meta:character-count="549" meta:non-whitespace-character-count="481"/>
    <meta:generator>LibreOffice/6.0.7.3$Linux_X86_64 LibreOffice_project/00m0$Build-3</meta:generator>
  </office:meta>
</office:document-meta>
</file>